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gr1" style:family="graphic">
      <style:graphic-properties draw:fill="solid" draw:fill-color="#ccccff" draw:textarea-horizontal-align="center" draw:textarea-vertical-align="middle" draw:fit-to-size="shrink-to-fi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98in" svg:stroke-color="#ff0000" draw:marker-start="" draw:marker-end="Arrowheads_20_2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98in" svg:stroke-color="#008000" draw:marker-start="" draw:marker-end="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8in" svg:stroke-color="#008000" draw:marker-start="Arrowheads_20_2" draw:marker-end="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98in" svg:stroke-color="#008000" draw:marker-start="" draw:marker-end="Arrowheads_20_2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2" svg:width="2.3189in" svg:height="1.2098in" svg:x="7.7346in" svg:y="5.1591in"><text:p text:style-name="P1"><text:span text:style-name="T1">PS_STORABLE_</text:span></text:p><text:p text:style-name="P1"><text:span text:style-name="T1">WRAPPER</text:span></text:p></draw:ellipse><draw:ellipse text:anchor-type="paragraph" draw:z-index="1" draw:style-name="gr1" draw:text-style-name="P2" svg:width="1.9425in" svg:height="1.2098in" svg:x="7.4445in" svg:y="0.5598in"><text:p text:style-name="P1"><text:span text:style-name="T1">*</text:span></text:p><text:p text:style-name="P1"><text:span text:style-name="T1">PS_</text:span></text:p><text:p text:style-name="P1"><text:span text:style-name="T1">FORMAT</text:span></text:p></draw:ellipse><draw:ellipse text:anchor-type="paragraph" draw:z-index="2" draw:style-name="gr1" draw:text-style-name="P2" svg:width="1.8335in" svg:height="1.0323in" svg:x="6.3453in" svg:y="2.5571in"><text:p text:style-name="P1"><text:span text:style-name="T1">INDEPENDENT_</text:span></text:p><text:p text:style-name="P1"><text:span text:style-name="T1">BINARY_</text:span></text:p><text:p text:style-name="P1"><text:span text:style-name="T1">FORMAT</text:span></text:p></draw:ellipse><draw:ellipse text:anchor-type="paragraph" draw:z-index="3" draw:style-name="gr1" draw:text-style-name="P2" svg:width="1.835in" svg:height="0.8004in" svg:x="8.4791in" svg:y="2.5598in"><text:p text:style-name="P1"><text:span text:style-name="T1">PS_BINARY_</text:span></text:p><text:p text:style-name="P1"><text:span text:style-name="T1">FORMAT</text:span></text:p></draw:ellipse><draw:ellipse text:anchor-type="paragraph" draw:z-index="4" draw:style-name="gr1" draw:text-style-name="P3" svg:width="2.1469in" svg:height="0.7504in" svg:x="3.4118in" svg:y="0.7453in"><text:p text:style-name="P1"><text:span text:style-name="T1">*</text:span></text:p><text:p text:style-name="P1"><text:span text:style-name="T1">PS_SERIALIZER</text:span></text:p></draw:ellipse><draw:line text:anchor-type="paragraph" draw:z-index="5" draw:style-name="gr2" draw:text-style-name="P1" svg:x1="7.5346in" svg:y1="2.5559in" svg:x2="7.8449in" svg:y2="1.672in"><text:p/></draw:line><draw:line text:anchor-type="paragraph" draw:z-index="6" draw:style-name="gr3" draw:text-style-name="P1" svg:x1="2.0898in" svg:y1="1.0575in" svg:x2="3.4118in" svg:y2="1.0575in"><text:p/></draw:line><draw:line text:anchor-type="paragraph" draw:z-index="7" draw:style-name="gr3" draw:text-style-name="P1" svg:x1="2.0374in" svg:y1="1.0055in" svg:x2="3.4118in" svg:y2="1.0575in"><text:p/></draw:line><draw:line text:anchor-type="paragraph" draw:z-index="8" draw:style-name="gr3" draw:text-style-name="P1" svg:x1="5.5583in" svg:y1="1.0681in" svg:x2="7.3083in" svg:y2="1.1307in"><text:p/></draw:line><draw:polyline text:anchor-type="paragraph" draw:z-index="10" draw:style-name="gr4" draw:text-style-name="P1" svg:width="0in" svg:height="0in" svg:x="3.4854in" svg:y="1.0575in" svg:viewBox="0 0 0 0" draw:points="0,0 0,0"><text:p/></draw:polyline><draw:line text:anchor-type="paragraph" draw:z-index="9" draw:style-name="gr3" draw:text-style-name="P1" svg:x1="5.5583in" svg:y1="1.1307in" svg:x2="7.3717in" svg:y2="1.1307in"><text:p/></draw:line><draw:line text:anchor-type="paragraph" draw:z-index="11" draw:style-name="gr5" draw:text-style-name="P1" svg:x1="7.3717in" svg:y1="1.1307in" svg:x2="7.4445in" svg:y2="1.1307in"><text:p/></draw:line><draw:ellipse text:anchor-type="paragraph" draw:z-index="12" draw:style-name="gr1" draw:text-style-name="P2" svg:width="1.8177in" svg:height="0.915in" svg:x="0.9571in" svg:y="2.039in"><text:p text:style-name="P1"><text:span text:style-name="T1">PS_SED_</text:span></text:p><text:p text:style-name="P1"><text:span text:style-name="T1">SERIALIZER</text:span></text:p></draw:ellipse><draw:ellipse text:anchor-type="paragraph" draw:z-index="13" draw:style-name="gr1" draw:text-style-name="P2" svg:width="1.8476in" svg:height="0.8941in" svg:x="4.4457in" svg:y="2.9744in"><text:p text:style-name="P1"><text:span text:style-name="T1">PS_CLASSIC_</text:span></text:p><text:p text:style-name="P1"><text:span text:style-name="T1">SERIALIZER</text:span></text:p></draw:ellipse><draw:line text:anchor-type="paragraph" draw:z-index="14" draw:style-name="gr2" draw:text-style-name="P1" svg:x1="2.1835in" svg:y1="2.0909in" svg:x2="3.4752in" svg:y2="1.2555in"><text:p/></draw:line><draw:line text:anchor-type="paragraph" draw:z-index="15" draw:style-name="gr2" draw:text-style-name="P1" svg:x1="5.2669in" svg:y1="2.9744in" svg:x2="4.798in" svg:y2="1.4953in"><text:p/></draw:line><draw:ellipse text:anchor-type="paragraph" draw:z-index="16" draw:style-name="gr1" draw:text-style-name="P3" svg:width="1.5988in" svg:height="0.748in" svg:x="0.4909in" svg:y="0.7366in"><text:p text:style-name="P1"><text:span text:style-name="T1">PS_FACADE</text:span></text:p></draw:ellipse><draw:ellipse text:anchor-type="paragraph" draw:z-index="17" draw:style-name="gr1" draw:text-style-name="P2" svg:width="1.6717in" svg:height="0.915in" svg:x="2.3661in" svg:y="2.9535in"><text:p text:style-name="P1"><text:span text:style-name="T1">PS_BINARY_</text:span></text:p><text:p text:style-name="P1"><text:span text:style-name="T1">SERIALIZER</text:span></text:p></draw:ellipse><draw:line text:anchor-type="paragraph" draw:z-index="18" draw:style-name="gr2" draw:text-style-name="P1" svg:x1="3.2563in" svg:y1="2.9012in" svg:x2="3.8453in" svg:y2="1.4047in"><text:p/></draw:line><draw:ellipse text:anchor-type="paragraph" draw:z-index="19" draw:style-name="gr1" draw:text-style-name="P2" svg:width="1.6717in" svg:height="0.915in" svg:x="3.439in" svg:y="3.8681in"><text:p text:style-name="P1"><text:span text:style-name="T1">PS_DADL_</text:span></text:p><text:p text:style-name="P1"><text:span text:style-name="T1">SERIALIZER</text:span></text:p></draw:ellipse><draw:ellipse text:anchor-type="paragraph" draw:z-index="21" draw:style-name="gr1" draw:text-style-name="P2" svg:width="1.835in" svg:height="0.8004in" svg:x="7.6772in" svg:y="3.589in"><text:p text:style-name="P1"><text:span text:style-name="T1">PS_DADL_</text:span></text:p><text:p text:style-name="P1"><text:span text:style-name="T1">FORMAT</text:span></text:p></draw:ellipse><draw:line text:anchor-type="paragraph" draw:z-index="22" draw:style-name="gr2" draw:text-style-name="P1" svg:x1="9.0453in" svg:y1="2.5594in" svg:x2="8.6138in" svg:y2="1.7685in"><text:p/></draw:line><draw:line text:anchor-type="paragraph" draw:z-index="23" draw:style-name="gr2" draw:text-style-name="P1" svg:x1="8.4228in" svg:y1="3.537in" svg:x2="8.3709in" svg:y2="1.8181in"><text:p/></draw:line><draw:ellipse text:anchor-type="paragraph" draw:z-index="24" draw:style-name="gr1" draw:text-style-name="P2" svg:width="1.574in" svg:height="0.6177in" svg:x="1.9016in" svg:y="0.0547in"><text:p text:style-name="P1"><text:span text:style-name="T1">PS_CONSTANTS</text:span></text:p></draw:ellipse><draw:line text:anchor-type="paragraph" draw:z-index="25" draw:style-name="gr2" draw:text-style-name="P1" svg:x1="1.1417in" svg:y1="0.737in" svg:x2="1.9016in" svg:y2="0.3736in"><text:p/></draw:line><draw:line text:anchor-type="paragraph" draw:z-index="26" draw:style-name="gr2" draw:text-style-name="P1" svg:x1="4.1106in" svg:y1="0.7449in" svg:x2="3.4752in" svg:y2="0.311in"><text:p/></draw:line><draw:line text:anchor-type="paragraph" draw:z-index="28" draw:style-name="gr6" draw:text-style-name="P1" svg:x1="1.652in" svg:y1="0.3736in" svg:x2="1.7673in" svg:y2="0.5681in"><text:p/></draw:line><draw:line text:anchor-type="paragraph" draw:z-index="27" draw:style-name="gr6" draw:text-style-name="P1" svg:x1="3.7354in" svg:y1="0.3736in" svg:x2="3.6209in" svg:y2="0.4953in"><text:p/></draw:line><draw:line text:anchor-type="paragraph" draw:z-index="20" draw:style-name="gr2" draw:text-style-name="P1" svg:x1="4.3083in" svg:y1="3.8681in" svg:x2="4.3185in" svg:y2="1.4953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2" draw:display-name="Arrowheads 2" svg:viewBox="0 0 1131 902" svg:d="m564 0-564 902h1131z"/>
    <draw:marker draw:name="Arrowheads_20_5" draw:display-name="Arrowheads 5" svg:viewBox="0 0 1131 2256" svg:d="m1127 2120-449-2006-9-42-25-39-38-25-38-8-43 8-38 25-25 39-9 42-449 2006v13l-4 9 9 42 25 38 38 25 42 9h903l42-9 38-25 26-38 8-42v-9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o Piccioni</meta:initial-creator>
    <meta:creation-date>2010-06-06T22:37:45</meta:creation-date>
    <dc:date>2010-11-23T12:52:55</dc:date>
    <dc:creator>Marco Piccioni</dc:creator>
    <meta:editing-duration>PT04H48M27S</meta:editing-duration>
    <meta:editing-cycles>15</meta:editing-cycles>
    <meta:generator>NeoOffice/3.1.2$Unix OpenOffice.org_project/Patch 0</meta:generator>
    <meta:document-statistic meta:table-count="0" meta:image-count="0" meta:object-count="0" meta:page-count="1" meta:paragraph-count="0" meta:word-count="0" meta:character-count="0"/>
  </office:meta>
</office:document-meta>
</file>